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5493in" fo:margin-left="0.7292in" table:align="left"/>
    </style:style>
    <style:style style:name="Table1.A" style:family="table-column">
      <style:table-column-properties style:column-width="2.725in"/>
    </style:style>
    <style:style style:name="Table1.B" style:family="table-column">
      <style:table-column-properties style:column-width="2.8243in"/>
    </style:style>
    <style:style style:name="Table1.A1" style:family="table-cell">
      <style:table-cell-properties fo:padding="0.0382in" fo:border="none"/>
    </style:style>
    <style:style style:name="P1" style:family="paragraph" style:parent-style-name="Standard" style:list-style-name="L1">
      <style:text-properties style:font-name="DejaVu Sans Mono" fo:font-style="normal" fo:font-weight="bold" officeooo:rsid="00140163" officeooo:paragraph-rsid="00140163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style:font-name="DejaVu Sans Mono" fo:font-weight="bold" officeooo:rsid="00140163" officeooo:paragraph-rsid="00140163" style:font-weight-asian="bold" style:font-weight-complex="bold"/>
    </style:style>
    <style:style style:name="P3" style:family="paragraph" style:parent-style-name="Standard" style:list-style-name="L1">
      <style:text-properties style:font-name="DejaVu Sans Mono" fo:font-weight="bold" officeooo:rsid="0016aa4f" officeooo:paragraph-rsid="0016aa4f" style:font-weight-asian="bold" style:font-weight-complex="bold"/>
    </style:style>
    <style:style style:name="P4" style:family="paragraph" style:parent-style-name="Standard" style:list-style-name="L1">
      <style:text-properties style:font-name="DejaVu Sans Mono" fo:font-weight="bold" officeooo:rsid="00185d34" officeooo:paragraph-rsid="00185d34" style:font-weight-asian="bold" style:font-weight-complex="bold"/>
    </style:style>
    <style:style style:name="P5" style:family="paragraph" style:parent-style-name="Standard">
      <style:text-properties style:font-name="Ubuntu" fo:font-size="16pt" officeooo:rsid="001271e4" officeooo:paragraph-rsid="001271e4" style:font-size-asian="16pt" style:font-size-complex="16pt"/>
    </style:style>
    <style:style style:name="P6" style:family="paragraph" style:parent-style-name="Standard">
      <style:text-properties style:font-name="Ubuntu" officeooo:rsid="001271e4" officeooo:paragraph-rsid="001271e4"/>
    </style:style>
    <style:style style:name="P7" style:family="paragraph" style:parent-style-name="Standard">
      <style:text-properties style:font-name="Ubuntu" officeooo:rsid="00132c19" officeooo:paragraph-rsid="00132c19"/>
    </style:style>
    <style:style style:name="P8" style:family="paragraph" style:parent-style-name="Standard">
      <style:text-properties style:font-name="Ubuntu" officeooo:rsid="00132c19" officeooo:paragraph-rsid="001271e4"/>
    </style:style>
    <style:style style:name="P9" style:family="paragraph" style:parent-style-name="Standard" style:list-style-name="L1">
      <style:text-properties style:font-name="Ubuntu" officeooo:paragraph-rsid="00132c19"/>
    </style:style>
    <style:style style:name="P10" style:family="paragraph" style:parent-style-name="Standard" style:list-style-name="L1">
      <style:text-properties style:font-name="Ubuntu" officeooo:rsid="00140163" officeooo:paragraph-rsid="00140163"/>
    </style:style>
    <style:style style:name="P11" style:family="paragraph" style:parent-style-name="Standard">
      <style:text-properties style:font-name="Ubuntu" officeooo:rsid="001b1483" officeooo:paragraph-rsid="00132c19"/>
    </style:style>
    <style:style style:name="P12" style:family="paragraph" style:parent-style-name="Standard">
      <style:text-properties style:font-name="Ubuntu" officeooo:rsid="001d1995" officeooo:paragraph-rsid="001d1995"/>
    </style:style>
    <style:style style:name="P13" style:family="paragraph" style:parent-style-name="Table_20_Contents">
      <style:text-properties style:font-name="Ubuntu" officeooo:rsid="00185d34" officeooo:paragraph-rsid="00185d34"/>
    </style:style>
    <style:style style:name="P14" style:family="paragraph" style:parent-style-name="Table_20_Contents">
      <style:text-properties style:font-name="Ubuntu" officeooo:rsid="00185d34" officeooo:paragraph-rsid="001f09b0"/>
    </style:style>
    <style:style style:name="P15" style:family="paragraph" style:parent-style-name="Table_20_Contents">
      <style:text-properties style:font-name="Ubuntu" officeooo:rsid="00195d2f" officeooo:paragraph-rsid="00195d2f"/>
    </style:style>
    <style:style style:name="P16" style:family="paragraph" style:parent-style-name="Table_20_Contents">
      <style:text-properties style:font-name="Ubuntu" officeooo:rsid="00195d2f" officeooo:paragraph-rsid="001f09b0"/>
    </style:style>
    <style:style style:name="P17" style:family="paragraph" style:parent-style-name="Table_20_Contents">
      <style:text-properties style:font-name="Ubuntu" officeooo:rsid="0019c677" officeooo:paragraph-rsid="0019c677"/>
    </style:style>
    <style:style style:name="P18" style:family="paragraph" style:parent-style-name="Table_20_Contents">
      <style:text-properties style:font-name="DejaVu Sans Mono"/>
    </style:style>
    <style:style style:name="P19" style:family="paragraph" style:parent-style-name="Table_20_Contents">
      <style:text-properties style:font-name="DejaVu Sans Mono" officeooo:rsid="00195d2f" officeooo:paragraph-rsid="00195d2f"/>
    </style:style>
    <style:style style:name="P20" style:family="paragraph" style:parent-style-name="Table_20_Contents">
      <style:text-properties style:font-name="DejaVu Sans Mono" officeooo:rsid="0019c677" officeooo:paragraph-rsid="0019c677"/>
    </style:style>
    <style:style style:name="P21" style:family="paragraph" style:parent-style-name="Table_20_Contents">
      <style:text-properties style:font-name="DejaVu Sans Mono" officeooo:rsid="001b1483" officeooo:paragraph-rsid="001b1483"/>
    </style:style>
    <style:style style:name="T1" style:family="text">
      <style:text-properties officeooo:rsid="00132c19"/>
    </style:style>
    <style:style style:name="T2" style:family="text">
      <style:text-properties officeooo:rsid="0016aa4f"/>
    </style:style>
    <style:style style:name="T3" style:family="text">
      <style:text-properties officeooo:rsid="0019c6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09b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officeooo:rsid="001f0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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radores</text:p>
      <text:p text:style-name="P6"/>
      <text:p text:style-name="P7"/>
      <text:list xml:id="list3531460550" text:style-name="L1">
        <text:list-item>
          <text:p text:style-name="P9"><text:span text:style-name="T1">Suma</text:span></text:p>
          <text:list>
            <text:list-item>
              <text:p text:style-name="P1">&gt;&gt;&gt; 3 + 8</text:p>
            </text:list-item>
            <text:list-item>
              <text:p text:style-name="P1">11</text:p>
            </text:list-item>
          </text:list>
        </text:list-item>
        <text:list-item>
          <text:p text:style-name="P10">Resta</text:p>
          <text:list>
            <text:list-item>
              <text:p text:style-name="P2">&gt;&gt;&gt; 9 – 5</text:p>
            </text:list-item>
            <text:list-item>
              <text:p text:style-name="P2">4</text:p>
            </text:list-item>
          </text:list>
        </text:list-item>
        <text:list-item>
          <text:p text:style-name="P10">Multiplicacion</text:p>
          <text:list>
            <text:list-item>
              <text:p text:style-name="P2">&gt;&gt;&gt; 8 * 3</text:p>
            </text:list-item>
            <text:list-item>
              <text:p text:style-name="P2">24</text:p>
            </text:list-item>
          </text:list>
        </text:list-item>
        <text:list-item>
          <text:p text:style-name="P10">Division</text:p>
          <text:list>
            <text:list-item>
              <text:p text:style-name="P2">&gt;&gt;&gt; 17 / 5</text:p>
            </text:list-item>
            <text:list-item>
              <text:p text:style-name="P2">3.4</text:p>
            </text:list-item>
          </text:list>
        </text:list-item>
        <text:list-item>
          <text:p text:style-name="P10">Divison entera</text:p>
          <text:list>
            <text:list-item>
              <text:p text:style-name="P2">&gt;&gt;&gt; 17 // 5</text:p>
            </text:list-item>
            <text:list-item>
              <text:p text:style-name="P2">3</text:p>
            </text:list-item>
          </text:list>
        </text:list-item>
        <text:list-item>
          <text:p text:style-name="P10">Potencia</text:p>
          <text:list>
            <text:list-item>
              <text:p text:style-name="P2">&gt;&gt;&gt; 5 ** 2</text:p>
            </text:list-item>
            <text:list-item>
              <text:p text:style-name="P2">25</text:p>
            </text:list-item>
            <text:list-item>
              <text:p text:style-name="P2">&gt;&gt;&gt; 3 ** 3 ** 3</text:p>
            </text:list-item>
            <text:list-item>
              <text:p text:style-name="P2">7,625,597,484,987</text:p>
            </text:list-item>
          </text:list>
        </text:list-item>
        <text:list-item>
          <text:p text:style-name="P10">Modulo</text:p>
          <text:list>
            <text:list-item>
              <text:p text:style-name="P2">&gt;&gt;&gt; 18 % 9</text:p>
            </text:list-item>
            <text:list-item>
              <text:p text:style-name="P2">0</text:p>
            </text:list-item>
          </text:list>
        </text:list-item>
        <text:list-item>
          <text:p text:style-name="P10">Asignaciones</text:p>
          <text:list>
            <text:list-item>
              <text:p text:style-name="P2">&gt;&gt;&gt; <text:span text:style-name="T2">x = 1</text:span></text:p>
            </text:list-item>
            <text:list-item>
              <text:p text:style-name="P3">&gt;&gt;&gt; x += 3</text:p>
            </text:list-item>
            <text:list-item>
              <text:p text:style-name="P3">&gt;&gt;&gt; x</text:p>
            </text:list-item>
            <text:list-item>
              <text:p text:style-name="P4">&gt;&gt;&gt; x *= 5</text:p>
            </text:list-item>
            <text:list-item>
              <text:p text:style-name="P4">&gt;&gt;&gt; x -= 3</text:p>
            </text:list-item>
            <text:list-item>
              <text:p text:style-name="P4">&gt;&gt;&gt; x /= 3</text:p>
            </text:list-item>
            <text:list-item>
              <text:p text:style-name="P4">&gt;&gt;&gt; x</text:p>
            </text:list-item>
            <text:list-item>
              <text:p text:style-name="P4">5.6666666666667</text:p>
            </text:list-item>
          </text:list>
        </text:list-item>
      </text:list>
      <text:p text:style-name="P8"/>
      <text:p text:style-name="P6"/>
      <text:p text:style-name="P5">Tipos de datos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Tipo de dato</text:p>
          </table:table-cell>
          <table:table-cell table:style-name="Table1.A1" office:value-type="string">
            <text:p text:style-name="P13">Representacion</text:p>
          </table:table-cell>
        </table:table-row>
        <table:table-row>
          <table:table-cell table:style-name="Table1.A1" office:value-type="string">
            <text:p text:style-name="P13">Entero</text:p>
          </table:table-cell>
          <table:table-cell table:style-name="Table1.A1" office:value-type="string">
            <text:p text:style-name="P19">3</text:p>
          </table:table-cell>
        </table:table-row>
        <table:table-row>
          <table:table-cell table:style-name="Table1.A1" office:value-type="string">
            <text:p text:style-name="P13">Flotante</text:p>
          </table:table-cell>
          <table:table-cell table:style-name="Table1.A1" office:value-type="string">
            <text:p text:style-name="P20">3.0</text:p>
          </table:table-cell>
        </table:table-row>
        <table:table-row>
          <table:table-cell table:style-name="Table1.A1" office:value-type="string">
            <text:p text:style-name="P15">Numeros imaginarios</text:p>
          </table:table-cell>
          <table:table-cell table:style-name="Table1.A1" office:value-type="string">
            <text:p text:style-name="P20">3j</text:p>
          </table:table-cell>
        </table:table-row>
        <table:table-row>
          <table:table-cell table:style-name="Table1.A1" office:value-type="string">
            <text:p text:style-name="P13">Cadena de texto <text:span text:style-name="T8">(</text:span><text:span text:style-name="T5">day1-01.py</text:span><text:span text:style-name="T8">)</text:span></text:p>
          </table:table-cell>
          <table:table-cell table:style-name="Table1.A1" office:value-type="string">
            <text:p text:style-name="P18">“<text:span text:style-name="T3">hola</text:span>”, ‘<text:span text:style-name="T3">hola</text:span>’, “””<text:span text:style-name="T3">hola</text:span>”””</text:p>
          </table:table-cell>
        </table:table-row>
        <table:table-row>
          <table:table-cell table:style-name="Table1.A1" office:value-type="string">
            <text:p text:style-name="P13">Listas <text:span text:style-name="T8">(</text:span><text:span text:style-name="T5">day1-02.py</text:span><text:span text:style-name="T8">)</text:span></text:p>
          </table:table-cell>
          <table:table-cell table:style-name="Table1.A1" office:value-type="string">
            <text:p text:style-name="P20">[ 9, ‘a’, ‘mocos’, 3.1416 ]</text:p>
          </table:table-cell>
        </table:table-row>
        <text:soft-page-break/>
        <table:table-row>
          <table:table-cell table:style-name="Table1.A1" office:value-type="string">
            <text:p text:style-name="P16">Tuplas <text:span text:style-name="T8">(</text:span><text:span text:style-name="T5">day1-03.py</text:span><text:span text:style-name="T8">)</text:span></text:p>
          </table:table-cell>
          <table:table-cell table:style-name="Table1.A1" office:value-type="string">
            <text:p text:style-name="P20">( 8, ‘b’, ‘pan’, 7j )</text:p>
          </table:table-cell>
        </table:table-row>
        <table:table-row>
          <table:table-cell table:style-name="Table1.A1" office:value-type="string">
            <text:p text:style-name="P14">Diccionarios <text:span text:style-name="T8">(</text:span><text:span text:style-name="T5">day1-04.py</text:span><text:span text:style-name="T8">)</text:span></text:p>
          </table:table-cell>
          <table:table-cell table:style-name="Table1.A1" office:value-type="string">
            <text:p text:style-name="P20">{ ‘a’: 3, “pi”: 3.1416 }</text:p>
          </table:table-cell>
        </table:table-row>
        <table:table-row>
          <table:table-cell table:style-name="Table1.A1" office:value-type="string">
            <text:p text:style-name="P13">Conjuntos</text:p>
          </table:table-cell>
          <table:table-cell table:style-name="Table1.A1" office:value-type="string">
            <text:p text:style-name="P21">set(‘790’)</text:p>
          </table:table-cell>
        </table:table-row>
        <table:table-row>
          <table:table-cell table:style-name="Table1.A1" office:value-type="string">
            <text:p text:style-name="P17">Clases</text:p>
          </table:table-cell>
          <table:table-cell table:style-name="Table1.A1" office:value-type="string">
            <text:p text:style-name="P20">instancia = Objeto()</text:p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1:05:33.297231408</meta:creation-date>
    <dc:date>2020-01-19T17:19:32.275728799</dc:date>
    <meta:editing-duration>PT39M1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2" meta:paragraph-count="54" meta:word-count="159" meta:character-count="612" meta:non-whitespace-character-count="538"/>
  </office:meta>
</office:document-meta>
</file>